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44.25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res_sjeng_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4" table:number-columns-repeated="5" table:default-cell-style-name="ce1"/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019374" calcext:value-type="float">
            <text:p>0.019374</text:p>
          </table:table-cell>
          <table:table-cell office:value-type="float" office:value="3.874741" calcext:value-type="float">
            <text:p>3.874741</text:p>
          </table:table-cell>
          <table:table-cell office:value-type="float" office:value="0.041203" calcext:value-type="float">
            <text:p>0.041203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999217" calcext:value-type="float">
            <text:p>0.9992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019373" calcext:value-type="float">
            <text:p>0.019373</text:p>
          </table:table-cell>
          <table:table-cell office:value-type="float" office:value="3.874535" calcext:value-type="float">
            <text:p>3.874535</text:p>
          </table:table-cell>
          <table:table-cell office:value-type="float" office:value="0.041204" calcext:value-type="float">
            <text:p>0.041204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999488" calcext:value-type="float">
            <text:p>0.9994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019377" calcext:value-type="float">
            <text:p>0.019377</text:p>
          </table:table-cell>
          <table:table-cell office:value-type="float" office:value="3.875355" calcext:value-type="float">
            <text:p>3.875355</text:p>
          </table:table-cell>
          <table:table-cell office:value-type="float" office:value="0.041203" calcext:value-type="float">
            <text:p>0.041203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998607" calcext:value-type="float">
            <text:p>0.9986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019376" calcext:value-type="float">
            <text:p>0.019376</text:p>
          </table:table-cell>
          <table:table-cell office:value-type="float" office:value="3.875124" calcext:value-type="float">
            <text:p>3.875124</text:p>
          </table:table-cell>
          <table:table-cell office:value-type="float" office:value="0.041202" calcext:value-type="float">
            <text:p>0.041202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998622" calcext:value-type="float">
            <text:p>0.9986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019371" calcext:value-type="float">
            <text:p>0.019371</text:p>
          </table:table-cell>
          <table:table-cell office:value-type="float" office:value="3.874258" calcext:value-type="float">
            <text:p>3.874258</text:p>
          </table:table-cell>
          <table:table-cell office:value-type="float" office:value="0.041202" calcext:value-type="float">
            <text:p>0.041202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998645" calcext:value-type="float">
            <text:p>0.99864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3" calcext:value-type="float">
            <text:p>0.015613</text:p>
          </table:table-cell>
          <table:table-cell office:value-type="float" office:value="3.122603" calcext:value-type="float">
            <text:p>3.122603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99399" calcext:value-type="float">
            <text:p>0.99939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3" calcext:value-type="float">
            <text:p>0.015613</text:p>
          </table:table-cell>
          <table:table-cell office:value-type="float" office:value="3.122507" calcext:value-type="float">
            <text:p>3.122507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99339" calcext:value-type="float">
            <text:p>0.99933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3" calcext:value-type="float">
            <text:p>0.015613</text:p>
          </table:table-cell>
          <table:table-cell office:value-type="float" office:value="3.122603" calcext:value-type="float">
            <text:p>3.122603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99459" calcext:value-type="float">
            <text:p>0.99945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3" calcext:value-type="float">
            <text:p>0.015613</text:p>
          </table:table-cell>
          <table:table-cell office:value-type="float" office:value="3.122507" calcext:value-type="float">
            <text:p>3.122507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99399" calcext:value-type="float">
            <text:p>0.99939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784" calcext:value-type="float">
            <text:p>0.015784</text:p>
          </table:table-cell>
          <table:table-cell office:value-type="float" office:value="3.156747" calcext:value-type="float">
            <text:p>3.156747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99414" calcext:value-type="float">
            <text:p>0.99941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782" calcext:value-type="float">
            <text:p>0.015782</text:p>
          </table:table-cell>
          <table:table-cell office:value-type="float" office:value="3.156488" calcext:value-type="float">
            <text:p>3.156488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99354" calcext:value-type="float">
            <text:p>0.99935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784" calcext:value-type="float">
            <text:p>0.015784</text:p>
          </table:table-cell>
          <table:table-cell office:value-type="float" office:value="3.156747" calcext:value-type="float">
            <text:p>3.156747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99474" calcext:value-type="float">
            <text:p>0.99947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781" calcext:value-type="float">
            <text:p>0.015781</text:p>
          </table:table-cell>
          <table:table-cell office:value-type="float" office:value="3.156179" calcext:value-type="float">
            <text:p>3.156179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99414" calcext:value-type="float">
            <text:p>0.99941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1" calcext:value-type="float">
            <text:p>0.015301</text:p>
          </table:table-cell>
          <table:table-cell office:value-type="float" office:value="3.060109" calcext:value-type="float">
            <text:p>3.060109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99399" calcext:value-type="float">
            <text:p>0.99939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21" calcext:value-type="float">
            <text:p>3.059921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99339" calcext:value-type="float">
            <text:p>0.99933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85" calcext:value-type="float">
            <text:p>3.059985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99459" calcext:value-type="float">
            <text:p>0.99945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85" calcext:value-type="float">
            <text:p>3.059985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99399" calcext:value-type="float">
            <text:p>0.9993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7" calcext:value-type="float">
            <text:p>0.015617</text:p>
          </table:table-cell>
          <table:table-cell office:value-type="float" office:value="3.123425" calcext:value-type="float">
            <text:p>3.123425</text:p>
          </table:table-cell>
          <table:table-cell office:value-type="float" office:value="0.020712" calcext:value-type="float">
            <text:p>0.02071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91602" calcext:value-type="float">
            <text:p>0.9916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3" calcext:value-type="float">
            <text:p>0.015613</text:p>
          </table:table-cell>
          <table:table-cell office:value-type="float" office:value="3.122603" calcext:value-type="float">
            <text:p>3.122603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98738" calcext:value-type="float">
            <text:p>0.9987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8" calcext:value-type="float">
            <text:p>0.015618</text:p>
          </table:table-cell>
          <table:table-cell office:value-type="float" office:value="3.123654" calcext:value-type="float">
            <text:p>3.123654</text:p>
          </table:table-cell>
          <table:table-cell office:value-type="float" office:value="0.020712" calcext:value-type="float">
            <text:p>0.02071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91661" calcext:value-type="float">
            <text:p>0.9916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3" calcext:value-type="float">
            <text:p>0.015613</text:p>
          </table:table-cell>
          <table:table-cell office:value-type="float" office:value="3.122603" calcext:value-type="float">
            <text:p>3.122603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98798" calcext:value-type="float">
            <text:p>0.9987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5" calcext:value-type="float">
            <text:p>0.015685</text:p>
          </table:table-cell>
          <table:table-cell office:value-type="float" office:value="3.136942" calcext:value-type="float">
            <text:p>3.136942</text:p>
          </table:table-cell>
          <table:table-cell office:value-type="float" office:value="0.020712" calcext:value-type="float">
            <text:p>0.02071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91632" calcext:value-type="float">
            <text:p>0.9916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79" calcext:value-type="float">
            <text:p>0.015679</text:p>
          </table:table-cell>
          <table:table-cell office:value-type="float" office:value="3.135887" calcext:value-type="float">
            <text:p>3.135887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98768" calcext:value-type="float">
            <text:p>0.9987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6" calcext:value-type="float">
            <text:p>0.015686</text:p>
          </table:table-cell>
          <table:table-cell office:value-type="float" office:value="3.137137" calcext:value-type="float">
            <text:p>3.137137</text:p>
          </table:table-cell>
          <table:table-cell office:value-type="float" office:value="0.020712" calcext:value-type="float">
            <text:p>0.02071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91691" calcext:value-type="float">
            <text:p>0.9916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3.135922" calcext:value-type="float">
            <text:p>3.135922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98828" calcext:value-type="float">
            <text:p>0.9988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6" calcext:value-type="float">
            <text:p>0.015306</text:p>
          </table:table-cell>
          <table:table-cell office:value-type="float" office:value="3.061174" calcext:value-type="float">
            <text:p>3.061174</text:p>
          </table:table-cell>
          <table:table-cell office:value-type="float" office:value="0.020712" calcext:value-type="float">
            <text:p>0.02071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91602" calcext:value-type="float">
            <text:p>0.9916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2" calcext:value-type="float">
            <text:p>0.015302</text:p>
          </table:table-cell>
          <table:table-cell office:value-type="float" office:value="3.060313" calcext:value-type="float">
            <text:p>3.060313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98738" calcext:value-type="float">
            <text:p>0.9987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6" calcext:value-type="float">
            <text:p>0.015306</text:p>
          </table:table-cell>
          <table:table-cell office:value-type="float" office:value="3.061139" calcext:value-type="float">
            <text:p>3.061139</text:p>
          </table:table-cell>
          <table:table-cell office:value-type="float" office:value="0.020712" calcext:value-type="float">
            <text:p>0.02071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91661" calcext:value-type="float">
            <text:p>0.9916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82" calcext:value-type="float">
            <text:p>3.059982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98798" calcext:value-type="float">
            <text:p>0.9987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7" calcext:value-type="float">
            <text:p>0.015617</text:p>
          </table:table-cell>
          <table:table-cell office:value-type="float" office:value="3.123425" calcext:value-type="float">
            <text:p>3.123425</text:p>
          </table:table-cell>
          <table:table-cell office:value-type="float" office:value="0.020702" calcext:value-type="float">
            <text:p>0.02070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92549" calcext:value-type="float">
            <text:p>0.9925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2" calcext:value-type="float">
            <text:p>0.015612</text:p>
          </table:table-cell>
          <table:table-cell office:value-type="float" office:value="3.122399" calcext:value-type="float">
            <text:p>3.122399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99113" calcext:value-type="float">
            <text:p>0.9991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8" calcext:value-type="float">
            <text:p>0.015618</text:p>
          </table:table-cell>
          <table:table-cell office:value-type="float" office:value="3.123654" calcext:value-type="float">
            <text:p>3.123654</text:p>
          </table:table-cell>
          <table:table-cell office:value-type="float" office:value="0.020702" calcext:value-type="float">
            <text:p>0.02070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92609" calcext:value-type="float">
            <text:p>0.9926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2" calcext:value-type="float">
            <text:p>0.015612</text:p>
          </table:table-cell>
          <table:table-cell office:value-type="float" office:value="3.122399" calcext:value-type="float">
            <text:p>3.122399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99173" calcext:value-type="float">
            <text:p>0.9991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6" calcext:value-type="float">
            <text:p>0.015686</text:p>
          </table:table-cell>
          <table:table-cell office:value-type="float" office:value="3.137172" calcext:value-type="float">
            <text:p>3.137172</text:p>
          </table:table-cell>
          <table:table-cell office:value-type="float" office:value="0.020702" calcext:value-type="float">
            <text:p>0.02070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92579" calcext:value-type="float">
            <text:p>0.9925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3.135922" calcext:value-type="float">
            <text:p>3.135922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99143" calcext:value-type="float">
            <text:p>0.9991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6" calcext:value-type="float">
            <text:p>0.015686</text:p>
          </table:table-cell>
          <table:table-cell office:value-type="float" office:value="3.137172" calcext:value-type="float">
            <text:p>3.137172</text:p>
          </table:table-cell>
          <table:table-cell office:value-type="float" office:value="0.020702" calcext:value-type="float">
            <text:p>0.02070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92639" calcext:value-type="float">
            <text:p>0.9926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3.135983" calcext:value-type="float">
            <text:p>3.135983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99203" calcext:value-type="float">
            <text:p>0.9992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6" calcext:value-type="float">
            <text:p>0.015306</text:p>
          </table:table-cell>
          <table:table-cell office:value-type="float" office:value="3.061139" calcext:value-type="float">
            <text:p>3.061139</text:p>
          </table:table-cell>
          <table:table-cell office:value-type="float" office:value="0.020702" calcext:value-type="float">
            <text:p>0.02070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92549" calcext:value-type="float">
            <text:p>0.9925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82" calcext:value-type="float">
            <text:p>3.059982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99113" calcext:value-type="float">
            <text:p>0.9991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6" calcext:value-type="float">
            <text:p>0.015306</text:p>
          </table:table-cell>
          <table:table-cell office:value-type="float" office:value="3.061267" calcext:value-type="float">
            <text:p>3.061267</text:p>
          </table:table-cell>
          <table:table-cell office:value-type="float" office:value="0.020702" calcext:value-type="float">
            <text:p>0.02070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92609" calcext:value-type="float">
            <text:p>0.9926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82" calcext:value-type="float">
            <text:p>3.059982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99173" calcext:value-type="float">
            <text:p>0.9991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3" calcext:value-type="float">
            <text:p>0.015613</text:p>
          </table:table-cell>
          <table:table-cell office:value-type="float" office:value="3.122542" calcext:value-type="float">
            <text:p>3.122542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99203" calcext:value-type="float">
            <text:p>0.9992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3" calcext:value-type="float">
            <text:p>0.015613</text:p>
          </table:table-cell>
          <table:table-cell office:value-type="float" office:value="3.122542" calcext:value-type="float">
            <text:p>3.122542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99218" calcext:value-type="float">
            <text:p>0.9992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2" calcext:value-type="float">
            <text:p>0.015612</text:p>
          </table:table-cell>
          <table:table-cell office:value-type="float" office:value="3.122399" calcext:value-type="float">
            <text:p>3.122399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99263" calcext:value-type="float">
            <text:p>0.9992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2" calcext:value-type="float">
            <text:p>0.015612</text:p>
          </table:table-cell>
          <table:table-cell office:value-type="float" office:value="3.122399" calcext:value-type="float">
            <text:p>3.122399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99278" calcext:value-type="float">
            <text:p>0.9992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3.135983" calcext:value-type="float">
            <text:p>3.135983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99233" calcext:value-type="float">
            <text:p>0.9992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79" calcext:value-type="float">
            <text:p>0.015679</text:p>
          </table:table-cell>
          <table:table-cell office:value-type="float" office:value="3.135887" calcext:value-type="float">
            <text:p>3.135887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99248" calcext:value-type="float">
            <text:p>0.9992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3.135983" calcext:value-type="float">
            <text:p>3.135983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99293" calcext:value-type="float">
            <text:p>0.9992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79" calcext:value-type="float">
            <text:p>0.015679</text:p>
          </table:table-cell>
          <table:table-cell office:value-type="float" office:value="3.135887" calcext:value-type="float">
            <text:p>3.135887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99309" calcext:value-type="float">
            <text:p>0.9993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82" calcext:value-type="float">
            <text:p>3.059982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99203" calcext:value-type="float">
            <text:p>0.9992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82" calcext:value-type="float">
            <text:p>3.059982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99218" calcext:value-type="float">
            <text:p>0.9992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82" calcext:value-type="float">
            <text:p>3.059982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99263" calcext:value-type="float">
            <text:p>0.9992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82" calcext:value-type="float">
            <text:p>3.059982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99278" calcext:value-type="float">
            <text:p>0.9992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963" calcext:value-type="float">
            <text:p>0.015963</text:p>
          </table:table-cell>
          <table:table-cell office:value-type="float" office:value="3.192619" calcext:value-type="float">
            <text:p>3.192619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577264" calcext:value-type="float">
            <text:p>0.5772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3.128097" calcext:value-type="float">
            <text:p>3.128097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4402" calcext:value-type="float">
            <text:p>0.944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963" calcext:value-type="float">
            <text:p>0.015963</text:p>
          </table:table-cell>
          <table:table-cell office:value-type="float" office:value="3.192619" calcext:value-type="float">
            <text:p>3.192619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577284" calcext:value-type="float">
            <text:p>0.5772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41" calcext:value-type="float">
            <text:p>0.015641</text:p>
          </table:table-cell>
          <table:table-cell office:value-type="float" office:value="3.128229" calcext:value-type="float">
            <text:p>3.128229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44074" calcext:value-type="float">
            <text:p>0.94407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603" calcext:value-type="float">
            <text:p>0.01603</text:p>
          </table:table-cell>
          <table:table-cell office:value-type="float" office:value="3.206092" calcext:value-type="float">
            <text:p>3.206092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57729" calcext:value-type="float">
            <text:p>0.577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708" calcext:value-type="float">
            <text:p>0.015708</text:p>
          </table:table-cell>
          <table:table-cell office:value-type="float" office:value="3.141615" calcext:value-type="float">
            <text:p>3.141615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44063" calcext:value-type="float">
            <text:p>0.9440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603" calcext:value-type="float">
            <text:p>0.01603</text:p>
          </table:table-cell>
          <table:table-cell office:value-type="float" office:value="3.206059" calcext:value-type="float">
            <text:p>3.206059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577302" calcext:value-type="float">
            <text:p>0.5773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71" calcext:value-type="float">
            <text:p>0.01571</text:p>
          </table:table-cell>
          <table:table-cell office:value-type="float" office:value="3.141948" calcext:value-type="float">
            <text:p>3.141948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44102" calcext:value-type="float">
            <text:p>0.9441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52" calcext:value-type="float">
            <text:p>0.015652</text:p>
          </table:table-cell>
          <table:table-cell office:value-type="float" office:value="3.130389" calcext:value-type="float">
            <text:p>3.130389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577264" calcext:value-type="float">
            <text:p>0.5772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28" calcext:value-type="float">
            <text:p>0.015328</text:p>
          </table:table-cell>
          <table:table-cell office:value-type="float" office:value="3.065682" calcext:value-type="float">
            <text:p>3.065682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4402" calcext:value-type="float">
            <text:p>0.944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5" calcext:value-type="float">
            <text:p>0.01565</text:p>
          </table:table-cell>
          <table:table-cell office:value-type="float" office:value="3.129997" calcext:value-type="float">
            <text:p>3.129997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577284" calcext:value-type="float">
            <text:p>0.5772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3" calcext:value-type="float">
            <text:p>0.01533</text:p>
          </table:table-cell>
          <table:table-cell office:value-type="float" office:value="3.065939" calcext:value-type="float">
            <text:p>3.065939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44074" calcext:value-type="float">
            <text:p>0.9440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3" calcext:value-type="float">
            <text:p>0.015613</text:p>
          </table:table-cell>
          <table:table-cell office:value-type="float" office:value="3.122542" calcext:value-type="float">
            <text:p>3.122542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998138" calcext:value-type="float">
            <text:p>0.9981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3" calcext:value-type="float">
            <text:p>0.015613</text:p>
          </table:table-cell>
          <table:table-cell office:value-type="float" office:value="3.122603" calcext:value-type="float">
            <text:p>3.122603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998078" calcext:value-type="float">
            <text:p>0.9980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3" calcext:value-type="float">
            <text:p>0.015613</text:p>
          </table:table-cell>
          <table:table-cell office:value-type="float" office:value="3.122603" calcext:value-type="float">
            <text:p>3.122603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998408" calcext:value-type="float">
            <text:p>0.9984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2" calcext:value-type="float">
            <text:p>0.015612</text:p>
          </table:table-cell>
          <table:table-cell office:value-type="float" office:value="3.122399" calcext:value-type="float">
            <text:p>3.122399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998363" calcext:value-type="float">
            <text:p>0.9983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784" calcext:value-type="float">
            <text:p>0.015784</text:p>
          </table:table-cell>
          <table:table-cell office:value-type="float" office:value="3.156747" calcext:value-type="float">
            <text:p>3.156747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998273" calcext:value-type="float">
            <text:p>0.9982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781" calcext:value-type="float">
            <text:p>0.015781</text:p>
          </table:table-cell>
          <table:table-cell office:value-type="float" office:value="3.156179" calcext:value-type="float">
            <text:p>3.156179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998213" calcext:value-type="float">
            <text:p>0.9982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785" calcext:value-type="float">
            <text:p>0.015785</text:p>
          </table:table-cell>
          <table:table-cell office:value-type="float" office:value="3.156903" calcext:value-type="float">
            <text:p>3.156903</text:p>
          </table:table-cell>
          <table:table-cell office:value-type="float" office:value="0.020619" calcext:value-type="float">
            <text:p>0.020619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998543" calcext:value-type="float">
            <text:p>0.9985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784" calcext:value-type="float">
            <text:p>0.015784</text:p>
          </table:table-cell>
          <table:table-cell office:value-type="float" office:value="3.156747" calcext:value-type="float">
            <text:p>3.156747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998498" calcext:value-type="float">
            <text:p>0.9984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21" calcext:value-type="float">
            <text:p>3.059921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998138" calcext:value-type="float">
            <text:p>0.9981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82" calcext:value-type="float">
            <text:p>3.059982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998078" calcext:value-type="float">
            <text:p>0.9980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21" calcext:value-type="float">
            <text:p>3.059921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998408" calcext:value-type="float">
            <text:p>0.9984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21" calcext:value-type="float">
            <text:p>3.059921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998363" calcext:value-type="float">
            <text:p>0.998363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8" calcext:value-type="float">
            <text:p>0.015618</text:p>
          </table:table-cell>
          <table:table-cell office:value-type="float" office:value="3.123525" calcext:value-type="float">
            <text:p>3.123525</text:p>
          </table:table-cell>
          <table:table-cell office:value-type="float" office:value="0.020712" calcext:value-type="float">
            <text:p>0.020712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990361" calcext:value-type="float">
            <text:p>0.990361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1" calcext:value-type="float">
            <text:p>0.015611</text:p>
          </table:table-cell>
          <table:table-cell office:value-type="float" office:value="3.122275" calcext:value-type="float">
            <text:p>3.122275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997479" calcext:value-type="float">
            <text:p>0.997479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8" calcext:value-type="float">
            <text:p>0.015618</text:p>
          </table:table-cell>
          <table:table-cell office:value-type="float" office:value="3.123615" calcext:value-type="float">
            <text:p>3.123615</text:p>
          </table:table-cell>
          <table:table-cell office:value-type="float" office:value="0.020712" calcext:value-type="float">
            <text:p>0.020712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990641" calcext:value-type="float">
            <text:p>0.990641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3" calcext:value-type="float">
            <text:p>0.015613</text:p>
          </table:table-cell>
          <table:table-cell office:value-type="float" office:value="3.122542" calcext:value-type="float">
            <text:p>3.122542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997764" calcext:value-type="float">
            <text:p>0.997764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5" calcext:value-type="float">
            <text:p>0.015685</text:p>
          </table:table-cell>
          <table:table-cell office:value-type="float" office:value="3.137002" calcext:value-type="float">
            <text:p>3.137002</text:p>
          </table:table-cell>
          <table:table-cell office:value-type="float" office:value="0.020712" calcext:value-type="float">
            <text:p>0.020712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990555" calcext:value-type="float">
            <text:p>0.990555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3.136015" calcext:value-type="float">
            <text:p>3.136015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997629" calcext:value-type="float">
            <text:p>0.997629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6" calcext:value-type="float">
            <text:p>0.015686</text:p>
          </table:table-cell>
          <table:table-cell office:value-type="float" office:value="3.137233" calcext:value-type="float">
            <text:p>3.137233</text:p>
          </table:table-cell>
          <table:table-cell office:value-type="float" office:value="0.020712" calcext:value-type="float">
            <text:p>0.020712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990865" calcext:value-type="float">
            <text:p>0.990865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1" calcext:value-type="float">
            <text:p>0.015681</text:p>
          </table:table-cell>
          <table:table-cell office:value-type="float" office:value="3.136226" calcext:value-type="float">
            <text:p>3.136226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997944" calcext:value-type="float">
            <text:p>0.997944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6" calcext:value-type="float">
            <text:p>0.015306</text:p>
          </table:table-cell>
          <table:table-cell office:value-type="float" office:value="3.061267" calcext:value-type="float">
            <text:p>3.061267</text:p>
          </table:table-cell>
          <table:table-cell office:value-type="float" office:value="0.020712" calcext:value-type="float">
            <text:p>0.020712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990361" calcext:value-type="float">
            <text:p>0.990361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299" calcext:value-type="float">
            <text:p>0.015299</text:p>
          </table:table-cell>
          <table:table-cell office:value-type="float" office:value="3.059768" calcext:value-type="float">
            <text:p>3.059768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997479" calcext:value-type="float">
            <text:p>0.997479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6" calcext:value-type="float">
            <text:p>0.015306</text:p>
          </table:table-cell>
          <table:table-cell office:value-type="float" office:value="3.061267" calcext:value-type="float">
            <text:p>3.061267</text:p>
          </table:table-cell>
          <table:table-cell office:value-type="float" office:value="0.020712" calcext:value-type="float">
            <text:p>0.020712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990641" calcext:value-type="float">
            <text:p>0.990641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60014" calcext:value-type="float">
            <text:p>3.060014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997764" calcext:value-type="float">
            <text:p>0.9977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9" calcext:value-type="float">
            <text:p>0.015619</text:p>
          </table:table-cell>
          <table:table-cell office:value-type="float" office:value="3.123768" calcext:value-type="float">
            <text:p>3.123768</text:p>
          </table:table-cell>
          <table:table-cell office:value-type="float" office:value="0.020702" calcext:value-type="float">
            <text:p>0.020702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991306" calcext:value-type="float">
            <text:p>0.9913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1" calcext:value-type="float">
            <text:p>0.015611</text:p>
          </table:table-cell>
          <table:table-cell office:value-type="float" office:value="3.122275" calcext:value-type="float">
            <text:p>3.122275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997853" calcext:value-type="float">
            <text:p>0.9978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8" calcext:value-type="float">
            <text:p>0.015618</text:p>
          </table:table-cell>
          <table:table-cell office:value-type="float" office:value="3.123525" calcext:value-type="float">
            <text:p>3.123525</text:p>
          </table:table-cell>
          <table:table-cell office:value-type="float" office:value="0.020702" calcext:value-type="float">
            <text:p>0.020702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991587" calcext:value-type="float">
            <text:p>0.9915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3" calcext:value-type="float">
            <text:p>0.015613</text:p>
          </table:table-cell>
          <table:table-cell office:value-type="float" office:value="3.122603" calcext:value-type="float">
            <text:p>3.122603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998138" calcext:value-type="float">
            <text:p>0.9981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5" calcext:value-type="float">
            <text:p>0.015685</text:p>
          </table:table-cell>
          <table:table-cell office:value-type="float" office:value="3.137061" calcext:value-type="float">
            <text:p>3.137061</text:p>
          </table:table-cell>
          <table:table-cell office:value-type="float" office:value="0.020702" calcext:value-type="float">
            <text:p>0.020702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99144" calcext:value-type="float">
            <text:p>0.991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3.135983" calcext:value-type="float">
            <text:p>3.135983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997989" calcext:value-type="float">
            <text:p>0.9979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5" calcext:value-type="float">
            <text:p>0.015685</text:p>
          </table:table-cell>
          <table:table-cell office:value-type="float" office:value="3.137002" calcext:value-type="float">
            <text:p>3.137002</text:p>
          </table:table-cell>
          <table:table-cell office:value-type="float" office:value="0.020702" calcext:value-type="float">
            <text:p>0.020702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991751" calcext:value-type="float">
            <text:p>0.9917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3.136012" calcext:value-type="float">
            <text:p>3.136012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998303" calcext:value-type="float">
            <text:p>0.9983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6" calcext:value-type="float">
            <text:p>0.015306</text:p>
          </table:table-cell>
          <table:table-cell office:value-type="float" office:value="3.06129" calcext:value-type="float">
            <text:p>3.06129</text:p>
          </table:table-cell>
          <table:table-cell office:value-type="float" office:value="0.020702" calcext:value-type="float">
            <text:p>0.020702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991306" calcext:value-type="float">
            <text:p>0.9913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82" calcext:value-type="float">
            <text:p>3.059982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997853" calcext:value-type="float">
            <text:p>0.9978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6" calcext:value-type="float">
            <text:p>0.015306</text:p>
          </table:table-cell>
          <table:table-cell office:value-type="float" office:value="3.061267" calcext:value-type="float">
            <text:p>3.061267</text:p>
          </table:table-cell>
          <table:table-cell office:value-type="float" office:value="0.020702" calcext:value-type="float">
            <text:p>0.020702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991587" calcext:value-type="float">
            <text:p>0.9915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1" calcext:value-type="float">
            <text:p>0.015301</text:p>
          </table:table-cell>
          <table:table-cell office:value-type="float" office:value="3.060109" calcext:value-type="float">
            <text:p>3.060109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998138" calcext:value-type="float">
            <text:p>0.9981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3" calcext:value-type="float">
            <text:p>0.015613</text:p>
          </table:table-cell>
          <table:table-cell office:value-type="float" office:value="3.122542" calcext:value-type="float">
            <text:p>3.122542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997943" calcext:value-type="float">
            <text:p>0.9979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3" calcext:value-type="float">
            <text:p>0.015613</text:p>
          </table:table-cell>
          <table:table-cell office:value-type="float" office:value="3.122603" calcext:value-type="float">
            <text:p>3.122603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997958" calcext:value-type="float">
            <text:p>0.9979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1" calcext:value-type="float">
            <text:p>0.015611</text:p>
          </table:table-cell>
          <table:table-cell office:value-type="float" office:value="3.122275" calcext:value-type="float">
            <text:p>3.122275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998228" calcext:value-type="float">
            <text:p>0.9982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2" calcext:value-type="float">
            <text:p>0.015612</text:p>
          </table:table-cell>
          <table:table-cell office:value-type="float" office:value="3.122399" calcext:value-type="float">
            <text:p>3.122399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998243" calcext:value-type="float">
            <text:p>0.9982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79" calcext:value-type="float">
            <text:p>0.015679</text:p>
          </table:table-cell>
          <table:table-cell office:value-type="float" office:value="3.135759" calcext:value-type="float">
            <text:p>3.135759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998078" calcext:value-type="float">
            <text:p>0.9980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3.135922" calcext:value-type="float">
            <text:p>3.135922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998093" calcext:value-type="float">
            <text:p>0.9980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3.136073" calcext:value-type="float">
            <text:p>3.136073</text:p>
          </table:table-cell>
          <table:table-cell office:value-type="float" office:value="0.020621" calcext:value-type="float">
            <text:p>0.020621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998393" calcext:value-type="float">
            <text:p>0.9983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1" calcext:value-type="float">
            <text:p>0.015681</text:p>
          </table:table-cell>
          <table:table-cell office:value-type="float" office:value="3.136191" calcext:value-type="float">
            <text:p>3.136191</text:p>
          </table:table-cell>
          <table:table-cell office:value-type="float" office:value="0.020621" calcext:value-type="float">
            <text:p>0.020621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998393" calcext:value-type="float">
            <text:p>0.9983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82" calcext:value-type="float">
            <text:p>3.059982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997943" calcext:value-type="float">
            <text:p>0.9979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1" calcext:value-type="float">
            <text:p>0.015301</text:p>
          </table:table-cell>
          <table:table-cell office:value-type="float" office:value="3.060109" calcext:value-type="float">
            <text:p>3.060109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997958" calcext:value-type="float">
            <text:p>0.9979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1" calcext:value-type="float">
            <text:p>0.015301</text:p>
          </table:table-cell>
          <table:table-cell office:value-type="float" office:value="3.060109" calcext:value-type="float">
            <text:p>3.060109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998228" calcext:value-type="float">
            <text:p>0.9982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85" calcext:value-type="float">
            <text:p>3.059985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998243" calcext:value-type="float">
            <text:p>0.9982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963" calcext:value-type="float">
            <text:p>0.015963</text:p>
          </table:table-cell>
          <table:table-cell office:value-type="float" office:value="3.192692" calcext:value-type="float">
            <text:p>3.192692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576838" calcext:value-type="float">
            <text:p>0.5768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41" calcext:value-type="float">
            <text:p>0.015641</text:p>
          </table:table-cell>
          <table:table-cell office:value-type="float" office:value="3.128226" calcext:value-type="float">
            <text:p>3.128226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942882" calcext:value-type="float">
            <text:p>0.9428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963" calcext:value-type="float">
            <text:p>0.015963</text:p>
          </table:table-cell>
          <table:table-cell office:value-type="float" office:value="3.192679" calcext:value-type="float">
            <text:p>3.192679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576933" calcext:value-type="float">
            <text:p>0.5769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41" calcext:value-type="float">
            <text:p>0.015641</text:p>
          </table:table-cell>
          <table:table-cell office:value-type="float" office:value="3.128229" calcext:value-type="float">
            <text:p>3.128229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943136" calcext:value-type="float">
            <text:p>0.9431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6031" calcext:value-type="float">
            <text:p>0.016031</text:p>
          </table:table-cell>
          <table:table-cell office:value-type="float" office:value="3.206188" calcext:value-type="float">
            <text:p>3.206188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576939" calcext:value-type="float">
            <text:p>0.5769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708" calcext:value-type="float">
            <text:p>0.015708</text:p>
          </table:table-cell>
          <table:table-cell office:value-type="float" office:value="3.141674" calcext:value-type="float">
            <text:p>3.141674</text:p>
          </table:table-cell>
          <table:table-cell office:value-type="float" office:value="0.021232" calcext:value-type="float">
            <text:p>0.021232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943065" calcext:value-type="float">
            <text:p>0.9430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6032" calcext:value-type="float">
            <text:p>0.016032</text:p>
          </table:table-cell>
          <table:table-cell office:value-type="float" office:value="3.206303" calcext:value-type="float">
            <text:p>3.206303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577055" calcext:value-type="float">
            <text:p>0.5770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71" calcext:value-type="float">
            <text:p>0.01571</text:p>
          </table:table-cell>
          <table:table-cell office:value-type="float" office:value="3.141948" calcext:value-type="float">
            <text:p>3.141948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943349" calcext:value-type="float">
            <text:p>0.9433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5" calcext:value-type="float">
            <text:p>0.01565</text:p>
          </table:table-cell>
          <table:table-cell office:value-type="float" office:value="3.130058" calcext:value-type="float">
            <text:p>3.130058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576838" calcext:value-type="float">
            <text:p>0.5768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3" calcext:value-type="float">
            <text:p>0.01533</text:p>
          </table:table-cell>
          <table:table-cell office:value-type="float" office:value="3.065939" calcext:value-type="float">
            <text:p>3.065939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942882" calcext:value-type="float">
            <text:p>0.9428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5" calcext:value-type="float">
            <text:p>0.01565</text:p>
          </table:table-cell>
          <table:table-cell office:value-type="float" office:value="3.130061" calcext:value-type="float">
            <text:p>3.130061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576933" calcext:value-type="float">
            <text:p>0.5769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3" calcext:value-type="float">
            <text:p>0.01533</text:p>
          </table:table-cell>
          <table:table-cell office:value-type="float" office:value="3.065939" calcext:value-type="float">
            <text:p>3.065939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943136" calcext:value-type="float">
            <text:p>0.9431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2" calcext:value-type="float">
            <text:p>0.015612</text:p>
          </table:table-cell>
          <table:table-cell office:value-type="float" office:value="3.122399" calcext:value-type="float">
            <text:p>3.122399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998813" calcext:value-type="float">
            <text:p>0.9988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3" calcext:value-type="float">
            <text:p>0.015613</text:p>
          </table:table-cell>
          <table:table-cell office:value-type="float" office:value="3.122542" calcext:value-type="float">
            <text:p>3.122542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998753" calcext:value-type="float">
            <text:p>0.9987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3" calcext:value-type="float">
            <text:p>0.015613</text:p>
          </table:table-cell>
          <table:table-cell office:value-type="float" office:value="3.122603" calcext:value-type="float">
            <text:p>3.122603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999083" calcext:value-type="float">
            <text:p>0.9990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1" calcext:value-type="float">
            <text:p>0.015611</text:p>
          </table:table-cell>
          <table:table-cell office:value-type="float" office:value="3.122275" calcext:value-type="float">
            <text:p>3.122275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999023" calcext:value-type="float">
            <text:p>0.9990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784" calcext:value-type="float">
            <text:p>0.015784</text:p>
          </table:table-cell>
          <table:table-cell office:value-type="float" office:value="3.156747" calcext:value-type="float">
            <text:p>3.156747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998933" calcext:value-type="float">
            <text:p>0.9989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781" calcext:value-type="float">
            <text:p>0.015781</text:p>
          </table:table-cell>
          <table:table-cell office:value-type="float" office:value="3.156179" calcext:value-type="float">
            <text:p>3.156179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998873" calcext:value-type="float">
            <text:p>0.9988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3" calcext:value-type="float">
            <text:p>0.015683</text:p>
          </table:table-cell>
          <table:table-cell office:value-type="float" office:value="3.136582" calcext:value-type="float">
            <text:p>3.136582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999143" calcext:value-type="float">
            <text:p>0.9991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781" calcext:value-type="float">
            <text:p>0.015781</text:p>
          </table:table-cell>
          <table:table-cell office:value-type="float" office:value="3.156179" calcext:value-type="float">
            <text:p>3.156179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999083" calcext:value-type="float">
            <text:p>0.9990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21" calcext:value-type="float">
            <text:p>3.059921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998813" calcext:value-type="float">
            <text:p>0.9988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21" calcext:value-type="float">
            <text:p>3.059921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998753" calcext:value-type="float">
            <text:p>0.9987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21" calcext:value-type="float">
            <text:p>3.059921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999083" calcext:value-type="float">
            <text:p>0.9990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82" calcext:value-type="float">
            <text:p>3.059982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999023" calcext:value-type="float">
            <text:p>0.9990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8" calcext:value-type="float">
            <text:p>0.015618</text:p>
          </table:table-cell>
          <table:table-cell office:value-type="float" office:value="3.123615" calcext:value-type="float">
            <text:p>3.123615</text:p>
          </table:table-cell>
          <table:table-cell office:value-type="float" office:value="0.020712" calcext:value-type="float">
            <text:p>0.02071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991025" calcext:value-type="float">
            <text:p>0.9910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3" calcext:value-type="float">
            <text:p>0.015613</text:p>
          </table:table-cell>
          <table:table-cell office:value-type="float" office:value="3.122542" calcext:value-type="float">
            <text:p>3.122542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998153" calcext:value-type="float">
            <text:p>0.9981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8" calcext:value-type="float">
            <text:p>0.015618</text:p>
          </table:table-cell>
          <table:table-cell office:value-type="float" office:value="3.123615" calcext:value-type="float">
            <text:p>3.123615</text:p>
          </table:table-cell>
          <table:table-cell office:value-type="float" office:value="0.020712" calcext:value-type="float">
            <text:p>0.020712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991291" calcext:value-type="float">
            <text:p>0.9912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3" calcext:value-type="float">
            <text:p>0.015613</text:p>
          </table:table-cell>
          <table:table-cell office:value-type="float" office:value="3.122603" calcext:value-type="float">
            <text:p>3.122603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998423" calcext:value-type="float">
            <text:p>0.9984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6" calcext:value-type="float">
            <text:p>0.015686</text:p>
          </table:table-cell>
          <table:table-cell office:value-type="float" office:value="3.137233" calcext:value-type="float">
            <text:p>3.137233</text:p>
          </table:table-cell>
          <table:table-cell office:value-type="float" office:value="0.020712" calcext:value-type="float">
            <text:p>0.02071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99113" calcext:value-type="float">
            <text:p>0.991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3.135983" calcext:value-type="float">
            <text:p>3.135983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998273" calcext:value-type="float">
            <text:p>0.9982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6" calcext:value-type="float">
            <text:p>0.015686</text:p>
          </table:table-cell>
          <table:table-cell office:value-type="float" office:value="3.137233" calcext:value-type="float">
            <text:p>3.137233</text:p>
          </table:table-cell>
          <table:table-cell office:value-type="float" office:value="0.020712" calcext:value-type="float">
            <text:p>0.020712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991381" calcext:value-type="float">
            <text:p>0.9913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3.135922" calcext:value-type="float">
            <text:p>3.135922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998513" calcext:value-type="float">
            <text:p>0.9985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7" calcext:value-type="float">
            <text:p>0.015307</text:p>
          </table:table-cell>
          <table:table-cell office:value-type="float" office:value="3.061325" calcext:value-type="float">
            <text:p>3.061325</text:p>
          </table:table-cell>
          <table:table-cell office:value-type="float" office:value="0.020712" calcext:value-type="float">
            <text:p>0.02071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991025" calcext:value-type="float">
            <text:p>0.9910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85" calcext:value-type="float">
            <text:p>3.059985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998153" calcext:value-type="float">
            <text:p>0.9981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7" calcext:value-type="float">
            <text:p>0.015307</text:p>
          </table:table-cell>
          <table:table-cell office:value-type="float" office:value="3.061325" calcext:value-type="float">
            <text:p>3.061325</text:p>
          </table:table-cell>
          <table:table-cell office:value-type="float" office:value="0.020712" calcext:value-type="float">
            <text:p>0.020712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991291" calcext:value-type="float">
            <text:p>0.9912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82" calcext:value-type="float">
            <text:p>3.059982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998423" calcext:value-type="float">
            <text:p>0.998423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8" calcext:value-type="float">
            <text:p>0.015618</text:p>
          </table:table-cell>
          <table:table-cell office:value-type="float" office:value="3.123615" calcext:value-type="float">
            <text:p>3.123615</text:p>
          </table:table-cell>
          <table:table-cell office:value-type="float" office:value="0.020702" calcext:value-type="float">
            <text:p>0.02070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991972" calcext:value-type="float">
            <text:p>0.991972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2" calcext:value-type="float">
            <text:p>0.015612</text:p>
          </table:table-cell>
          <table:table-cell office:value-type="float" office:value="3.122399" calcext:value-type="float">
            <text:p>3.122399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998528" calcext:value-type="float">
            <text:p>0.998528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8" calcext:value-type="float">
            <text:p>0.015618</text:p>
          </table:table-cell>
          <table:table-cell office:value-type="float" office:value="3.123554" calcext:value-type="float">
            <text:p>3.123554</text:p>
          </table:table-cell>
          <table:table-cell office:value-type="float" office:value="0.020702" calcext:value-type="float">
            <text:p>0.020702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992238" calcext:value-type="float">
            <text:p>0.992238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3" calcext:value-type="float">
            <text:p>0.015613</text:p>
          </table:table-cell>
          <table:table-cell office:value-type="float" office:value="3.122507" calcext:value-type="float">
            <text:p>3.122507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998798" calcext:value-type="float">
            <text:p>0.998798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6" calcext:value-type="float">
            <text:p>0.015686</text:p>
          </table:table-cell>
          <table:table-cell office:value-type="float" office:value="3.137233" calcext:value-type="float">
            <text:p>3.137233</text:p>
          </table:table-cell>
          <table:table-cell office:value-type="float" office:value="0.020702" calcext:value-type="float">
            <text:p>0.02070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992091" calcext:value-type="float">
            <text:p>0.992091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3.136015" calcext:value-type="float">
            <text:p>3.136015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998648" calcext:value-type="float">
            <text:p>0.998648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6" calcext:value-type="float">
            <text:p>0.015686</text:p>
          </table:table-cell>
          <table:table-cell office:value-type="float" office:value="3.137137" calcext:value-type="float">
            <text:p>3.137137</text:p>
          </table:table-cell>
          <table:table-cell office:value-type="float" office:value="0.020702" calcext:value-type="float">
            <text:p>0.020702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992328" calcext:value-type="float">
            <text:p>0.992328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3.135983" calcext:value-type="float">
            <text:p>3.135983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998888" calcext:value-type="float">
            <text:p>0.998888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6" calcext:value-type="float">
            <text:p>0.015306</text:p>
          </table:table-cell>
          <table:table-cell office:value-type="float" office:value="3.061235" calcext:value-type="float">
            <text:p>3.061235</text:p>
          </table:table-cell>
          <table:table-cell office:value-type="float" office:value="0.020702" calcext:value-type="float">
            <text:p>0.02070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991972" calcext:value-type="float">
            <text:p>0.991972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1" calcext:value-type="float">
            <text:p>0.015301</text:p>
          </table:table-cell>
          <table:table-cell office:value-type="float" office:value="3.060109" calcext:value-type="float">
            <text:p>3.060109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998528" calcext:value-type="float">
            <text:p>0.998528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6" calcext:value-type="float">
            <text:p>0.015306</text:p>
          </table:table-cell>
          <table:table-cell office:value-type="float" office:value="3.061174" calcext:value-type="float">
            <text:p>3.061174</text:p>
          </table:table-cell>
          <table:table-cell office:value-type="float" office:value="0.020702" calcext:value-type="float">
            <text:p>0.020702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992238" calcext:value-type="float">
            <text:p>0.992238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82" calcext:value-type="float">
            <text:p>3.059982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998798" calcext:value-type="float">
            <text:p>0.9987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2" calcext:value-type="float">
            <text:p>0.015612</text:p>
          </table:table-cell>
          <table:table-cell office:value-type="float" office:value="3.122399" calcext:value-type="float">
            <text:p>3.122399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998618" calcext:value-type="float">
            <text:p>0.9986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1" calcext:value-type="float">
            <text:p>0.015611</text:p>
          </table:table-cell>
          <table:table-cell office:value-type="float" office:value="3.122275" calcext:value-type="float">
            <text:p>3.122275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998633" calcext:value-type="float">
            <text:p>0.9986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2" calcext:value-type="float">
            <text:p>0.015612</text:p>
          </table:table-cell>
          <table:table-cell office:value-type="float" office:value="3.122304" calcext:value-type="float">
            <text:p>3.122304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998888" calcext:value-type="float">
            <text:p>0.9988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2" calcext:value-type="float">
            <text:p>0.015612</text:p>
          </table:table-cell>
          <table:table-cell office:value-type="float" office:value="3.122304" calcext:value-type="float">
            <text:p>3.122304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998903" calcext:value-type="float">
            <text:p>0.9989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3.136012" calcext:value-type="float">
            <text:p>3.136012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998738" calcext:value-type="float">
            <text:p>0.9987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79" calcext:value-type="float">
            <text:p>0.015679</text:p>
          </table:table-cell>
          <table:table-cell office:value-type="float" office:value="3.135887" calcext:value-type="float">
            <text:p>3.135887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998753" calcext:value-type="float">
            <text:p>0.9987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3.135983" calcext:value-type="float">
            <text:p>3.135983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998978" calcext:value-type="float">
            <text:p>0.9989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79" calcext:value-type="float">
            <text:p>0.015679</text:p>
          </table:table-cell>
          <table:table-cell office:value-type="float" office:value="3.135887" calcext:value-type="float">
            <text:p>3.135887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998993" calcext:value-type="float">
            <text:p>0.9989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299" calcext:value-type="float">
            <text:p>0.015299</text:p>
          </table:table-cell>
          <table:table-cell office:value-type="float" office:value="3.059768" calcext:value-type="float">
            <text:p>3.059768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998618" calcext:value-type="float">
            <text:p>0.9986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1" calcext:value-type="float">
            <text:p>0.015301</text:p>
          </table:table-cell>
          <table:table-cell office:value-type="float" office:value="3.060109" calcext:value-type="float">
            <text:p>3.060109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998633" calcext:value-type="float">
            <text:p>0.9986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299" calcext:value-type="float">
            <text:p>0.015299</text:p>
          </table:table-cell>
          <table:table-cell office:value-type="float" office:value="3.059768" calcext:value-type="float">
            <text:p>3.059768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998888" calcext:value-type="float">
            <text:p>0.9988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299" calcext:value-type="float">
            <text:p>0.015299</text:p>
          </table:table-cell>
          <table:table-cell office:value-type="float" office:value="3.059768" calcext:value-type="float">
            <text:p>3.059768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998903" calcext:value-type="float">
            <text:p>0.9989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962" calcext:value-type="float">
            <text:p>0.015962</text:p>
          </table:table-cell>
          <table:table-cell office:value-type="float" office:value="3.19238" calcext:value-type="float">
            <text:p>3.19238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577069" calcext:value-type="float">
            <text:p>0.5770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41" calcext:value-type="float">
            <text:p>0.015641</text:p>
          </table:table-cell>
          <table:table-cell office:value-type="float" office:value="3.128229" calcext:value-type="float">
            <text:p>3.128229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943484" calcext:value-type="float">
            <text:p>0.9434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962" calcext:value-type="float">
            <text:p>0.015962</text:p>
          </table:table-cell>
          <table:table-cell office:value-type="float" office:value="3.192475" calcext:value-type="float">
            <text:p>3.192475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577159" calcext:value-type="float">
            <text:p>0.5771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41" calcext:value-type="float">
            <text:p>0.015641</text:p>
          </table:table-cell>
          <table:table-cell office:value-type="float" office:value="3.128229" calcext:value-type="float">
            <text:p>3.128229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943739" calcext:value-type="float">
            <text:p>0.9437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6029" calcext:value-type="float">
            <text:p>0.016029</text:p>
          </table:table-cell>
          <table:table-cell office:value-type="float" office:value="3.205835" calcext:value-type="float">
            <text:p>3.205835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577129" calcext:value-type="float">
            <text:p>0.5771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708" calcext:value-type="float">
            <text:p>0.015708</text:p>
          </table:table-cell>
          <table:table-cell office:value-type="float" office:value="3.141638" calcext:value-type="float">
            <text:p>3.141638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943583" calcext:value-type="float">
            <text:p>0.9435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603" calcext:value-type="float">
            <text:p>0.01603</text:p>
          </table:table-cell>
          <table:table-cell office:value-type="float" office:value="3.206054" calcext:value-type="float">
            <text:p>3.206054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57722" calcext:value-type="float">
            <text:p>0.577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708" calcext:value-type="float">
            <text:p>0.015708</text:p>
          </table:table-cell>
          <table:table-cell office:value-type="float" office:value="3.141519" calcext:value-type="float">
            <text:p>3.141519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943838" calcext:value-type="float">
            <text:p>0.9438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5" calcext:value-type="float">
            <text:p>0.01565</text:p>
          </table:table-cell>
          <table:table-cell office:value-type="float" office:value="3.130058" calcext:value-type="float">
            <text:p>3.130058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577069" calcext:value-type="float">
            <text:p>0.5770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3" calcext:value-type="float">
            <text:p>0.01533</text:p>
          </table:table-cell>
          <table:table-cell office:value-type="float" office:value="3.065939" calcext:value-type="float">
            <text:p>3.065939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943484" calcext:value-type="float">
            <text:p>0.9434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5" calcext:value-type="float">
            <text:p>0.01565</text:p>
          </table:table-cell>
          <table:table-cell office:value-type="float" office:value="3.130058" calcext:value-type="float">
            <text:p>3.130058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577159" calcext:value-type="float">
            <text:p>0.5771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3" calcext:value-type="float">
            <text:p>0.01533</text:p>
          </table:table-cell>
          <table:table-cell office:value-type="float" office:value="3.065939" calcext:value-type="float">
            <text:p>3.065939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943739" calcext:value-type="float">
            <text:p>0.9437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3" calcext:value-type="float">
            <text:p>0.015613</text:p>
          </table:table-cell>
          <table:table-cell office:value-type="float" office:value="3.122603" calcext:value-type="float">
            <text:p>3.122603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999278" calcext:value-type="float">
            <text:p>0.9992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3" calcext:value-type="float">
            <text:p>0.015613</text:p>
          </table:table-cell>
          <table:table-cell office:value-type="float" office:value="3.122507" calcext:value-type="float">
            <text:p>3.122507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999218" calcext:value-type="float">
            <text:p>0.9992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2" calcext:value-type="float">
            <text:p>0.015612</text:p>
          </table:table-cell>
          <table:table-cell office:value-type="float" office:value="3.122399" calcext:value-type="float">
            <text:p>3.122399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99324" calcext:value-type="float">
            <text:p>0.9993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3" calcext:value-type="float">
            <text:p>0.015613</text:p>
          </table:table-cell>
          <table:table-cell office:value-type="float" office:value="3.122603" calcext:value-type="float">
            <text:p>3.122603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99263" calcext:value-type="float">
            <text:p>0.9992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784" calcext:value-type="float">
            <text:p>0.015784</text:p>
          </table:table-cell>
          <table:table-cell office:value-type="float" office:value="3.156747" calcext:value-type="float">
            <text:p>3.156747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999339" calcext:value-type="float">
            <text:p>0.9993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2" calcext:value-type="float">
            <text:p>0.015682</text:p>
          </table:table-cell>
          <table:table-cell office:value-type="float" office:value="3.136307" calcext:value-type="float">
            <text:p>3.136307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999278" calcext:value-type="float">
            <text:p>0.9992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3.153952" calcext:value-type="float">
            <text:p>3.153952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99339" calcext:value-type="float">
            <text:p>0.9993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2" calcext:value-type="float">
            <text:p>0.015682</text:p>
          </table:table-cell>
          <table:table-cell office:value-type="float" office:value="3.136307" calcext:value-type="float">
            <text:p>3.136307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99278" calcext:value-type="float">
            <text:p>0.9992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5" calcext:value-type="float">
            <text:p>3.05995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999278" calcext:value-type="float">
            <text:p>0.9992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21" calcext:value-type="float">
            <text:p>3.059921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999218" calcext:value-type="float">
            <text:p>0.9992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60014" calcext:value-type="float">
            <text:p>3.060014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99324" calcext:value-type="float">
            <text:p>0.9993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21" calcext:value-type="float">
            <text:p>3.059921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99263" calcext:value-type="float">
            <text:p>0.9992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8" calcext:value-type="float">
            <text:p>0.015618</text:p>
          </table:table-cell>
          <table:table-cell office:value-type="float" office:value="3.123615" calcext:value-type="float">
            <text:p>3.123615</text:p>
          </table:table-cell>
          <table:table-cell office:value-type="float" office:value="0.020712" calcext:value-type="float">
            <text:p>0.02071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991484" calcext:value-type="float">
            <text:p>0.9914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2" calcext:value-type="float">
            <text:p>0.015612</text:p>
          </table:table-cell>
          <table:table-cell office:value-type="float" office:value="3.122399" calcext:value-type="float">
            <text:p>3.122399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998618" calcext:value-type="float">
            <text:p>0.9986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9" calcext:value-type="float">
            <text:p>0.015619</text:p>
          </table:table-cell>
          <table:table-cell office:value-type="float" office:value="3.123829" calcext:value-type="float">
            <text:p>3.123829</text:p>
          </table:table-cell>
          <table:table-cell office:value-type="float" office:value="0.020712" calcext:value-type="float">
            <text:p>0.02071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91528" calcext:value-type="float">
            <text:p>0.9915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2" calcext:value-type="float">
            <text:p>0.015612</text:p>
          </table:table-cell>
          <table:table-cell office:value-type="float" office:value="3.122399" calcext:value-type="float">
            <text:p>3.122399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98663" calcext:value-type="float">
            <text:p>0.9986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6" calcext:value-type="float">
            <text:p>0.015686</text:p>
          </table:table-cell>
          <table:table-cell office:value-type="float" office:value="3.137172" calcext:value-type="float">
            <text:p>3.137172</text:p>
          </table:table-cell>
          <table:table-cell office:value-type="float" office:value="0.020712" calcext:value-type="float">
            <text:p>0.02071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991543" calcext:value-type="float">
            <text:p>0.9915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79" calcext:value-type="float">
            <text:p>0.015679</text:p>
          </table:table-cell>
          <table:table-cell office:value-type="float" office:value="3.135887" calcext:value-type="float">
            <text:p>3.135887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998678" calcext:value-type="float">
            <text:p>0.9986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6" calcext:value-type="float">
            <text:p>0.015686</text:p>
          </table:table-cell>
          <table:table-cell office:value-type="float" office:value="3.137233" calcext:value-type="float">
            <text:p>3.137233</text:p>
          </table:table-cell>
          <table:table-cell office:value-type="float" office:value="0.020712" calcext:value-type="float">
            <text:p>0.02071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91558" calcext:value-type="float">
            <text:p>0.9915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79" calcext:value-type="float">
            <text:p>0.015679</text:p>
          </table:table-cell>
          <table:table-cell office:value-type="float" office:value="3.135759" calcext:value-type="float">
            <text:p>3.135759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98693" calcext:value-type="float">
            <text:p>0.9986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6" calcext:value-type="float">
            <text:p>0.015306</text:p>
          </table:table-cell>
          <table:table-cell office:value-type="float" office:value="3.061229" calcext:value-type="float">
            <text:p>3.061229</text:p>
          </table:table-cell>
          <table:table-cell office:value-type="float" office:value="0.020712" calcext:value-type="float">
            <text:p>0.02071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991484" calcext:value-type="float">
            <text:p>0.9914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1" calcext:value-type="float">
            <text:p>0.015301</text:p>
          </table:table-cell>
          <table:table-cell office:value-type="float" office:value="3.060217" calcext:value-type="float">
            <text:p>3.060217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998618" calcext:value-type="float">
            <text:p>0.9986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6" calcext:value-type="float">
            <text:p>0.015306</text:p>
          </table:table-cell>
          <table:table-cell office:value-type="float" office:value="3.061139" calcext:value-type="float">
            <text:p>3.061139</text:p>
          </table:table-cell>
          <table:table-cell office:value-type="float" office:value="0.020712" calcext:value-type="float">
            <text:p>0.02071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91528" calcext:value-type="float">
            <text:p>0.9915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1" calcext:value-type="float">
            <text:p>0.015301</text:p>
          </table:table-cell>
          <table:table-cell office:value-type="float" office:value="3.060109" calcext:value-type="float">
            <text:p>3.060109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98663" calcext:value-type="float">
            <text:p>0.9986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8" calcext:value-type="float">
            <text:p>0.015618</text:p>
          </table:table-cell>
          <table:table-cell office:value-type="float" office:value="3.123557" calcext:value-type="float">
            <text:p>3.123557</text:p>
          </table:table-cell>
          <table:table-cell office:value-type="float" office:value="0.020702" calcext:value-type="float">
            <text:p>0.02070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992431" calcext:value-type="float">
            <text:p>0.9924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2" calcext:value-type="float">
            <text:p>0.015612</text:p>
          </table:table-cell>
          <table:table-cell office:value-type="float" office:value="3.122445" calcext:value-type="float">
            <text:p>3.122445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998993" calcext:value-type="float">
            <text:p>0.9989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8" calcext:value-type="float">
            <text:p>0.015618</text:p>
          </table:table-cell>
          <table:table-cell office:value-type="float" office:value="3.123557" calcext:value-type="float">
            <text:p>3.123557</text:p>
          </table:table-cell>
          <table:table-cell office:value-type="float" office:value="0.020702" calcext:value-type="float">
            <text:p>0.02070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92475" calcext:value-type="float">
            <text:p>0.9924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2" calcext:value-type="float">
            <text:p>0.015612</text:p>
          </table:table-cell>
          <table:table-cell office:value-type="float" office:value="3.122399" calcext:value-type="float">
            <text:p>3.122399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99038" calcext:value-type="float">
            <text:p>0.9990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5" calcext:value-type="float">
            <text:p>0.015685</text:p>
          </table:table-cell>
          <table:table-cell office:value-type="float" office:value="3.137002" calcext:value-type="float">
            <text:p>3.137002</text:p>
          </table:table-cell>
          <table:table-cell office:value-type="float" office:value="0.020702" calcext:value-type="float">
            <text:p>0.02070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992491" calcext:value-type="float">
            <text:p>0.9924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79" calcext:value-type="float">
            <text:p>0.015679</text:p>
          </table:table-cell>
          <table:table-cell office:value-type="float" office:value="3.135887" calcext:value-type="float">
            <text:p>3.135887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999053" calcext:value-type="float">
            <text:p>0.9990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5" calcext:value-type="float">
            <text:p>0.015685</text:p>
          </table:table-cell>
          <table:table-cell office:value-type="float" office:value="3.136942" calcext:value-type="float">
            <text:p>3.136942</text:p>
          </table:table-cell>
          <table:table-cell office:value-type="float" office:value="0.020702" calcext:value-type="float">
            <text:p>0.02070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92505" calcext:value-type="float">
            <text:p>0.9925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3.135922" calcext:value-type="float">
            <text:p>3.135922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99068" calcext:value-type="float">
            <text:p>0.9990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6" calcext:value-type="float">
            <text:p>0.015306</text:p>
          </table:table-cell>
          <table:table-cell office:value-type="float" office:value="3.061235" calcext:value-type="float">
            <text:p>3.061235</text:p>
          </table:table-cell>
          <table:table-cell office:value-type="float" office:value="0.020702" calcext:value-type="float">
            <text:p>0.02070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992431" calcext:value-type="float">
            <text:p>0.9924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299" calcext:value-type="float">
            <text:p>0.015299</text:p>
          </table:table-cell>
          <table:table-cell office:value-type="float" office:value="3.059886" calcext:value-type="float">
            <text:p>3.059886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998993" calcext:value-type="float">
            <text:p>0.9989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5" calcext:value-type="float">
            <text:p>0.015305</text:p>
          </table:table-cell>
          <table:table-cell office:value-type="float" office:value="3.061011" calcext:value-type="float">
            <text:p>3.061011</text:p>
          </table:table-cell>
          <table:table-cell office:value-type="float" office:value="0.020702" calcext:value-type="float">
            <text:p>0.02070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92475" calcext:value-type="float">
            <text:p>0.9924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299" calcext:value-type="float">
            <text:p>0.015299</text:p>
          </table:table-cell>
          <table:table-cell office:value-type="float" office:value="3.059768" calcext:value-type="float">
            <text:p>3.059768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99038" calcext:value-type="float">
            <text:p>0.999038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3" calcext:value-type="float">
            <text:p>0.015613</text:p>
          </table:table-cell>
          <table:table-cell office:value-type="float" office:value="3.122603" calcext:value-type="float">
            <text:p>3.122603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999083" calcext:value-type="float">
            <text:p>0.999083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3" calcext:value-type="float">
            <text:p>0.015613</text:p>
          </table:table-cell>
          <table:table-cell office:value-type="float" office:value="3.122603" calcext:value-type="float">
            <text:p>3.122603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999098" calcext:value-type="float">
            <text:p>0.999098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2" calcext:value-type="float">
            <text:p>0.015612</text:p>
          </table:table-cell>
          <table:table-cell office:value-type="float" office:value="3.122371" calcext:value-type="float">
            <text:p>3.122371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99128" calcext:value-type="float">
            <text:p>0.999128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1" calcext:value-type="float">
            <text:p>0.015611</text:p>
          </table:table-cell>
          <table:table-cell office:value-type="float" office:value="3.122272" calcext:value-type="float">
            <text:p>3.122272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99143" calcext:value-type="float">
            <text:p>0.999143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3.135983" calcext:value-type="float">
            <text:p>3.135983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999143" calcext:value-type="float">
            <text:p>0.999143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79" calcext:value-type="float">
            <text:p>0.015679</text:p>
          </table:table-cell>
          <table:table-cell office:value-type="float" office:value="3.135887" calcext:value-type="float">
            <text:p>3.135887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999158" calcext:value-type="float">
            <text:p>0.999158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3.135983" calcext:value-type="float">
            <text:p>3.135983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99158" calcext:value-type="float">
            <text:p>0.999158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79" calcext:value-type="float">
            <text:p>0.015679</text:p>
          </table:table-cell>
          <table:table-cell office:value-type="float" office:value="3.135759" calcext:value-type="float">
            <text:p>3.135759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99173" calcext:value-type="float">
            <text:p>0.999173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21" calcext:value-type="float">
            <text:p>3.059921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999083" calcext:value-type="float">
            <text:p>0.999083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21" calcext:value-type="float">
            <text:p>3.059921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999098" calcext:value-type="float">
            <text:p>0.999098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298" calcext:value-type="float">
            <text:p>0.015298</text:p>
          </table:table-cell>
          <table:table-cell office:value-type="float" office:value="3.059672" calcext:value-type="float">
            <text:p>3.059672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99128" calcext:value-type="float">
            <text:p>0.999128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298" calcext:value-type="float">
            <text:p>0.015298</text:p>
          </table:table-cell>
          <table:table-cell office:value-type="float" office:value="3.059672" calcext:value-type="float">
            <text:p>3.059672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99143" calcext:value-type="float">
            <text:p>0.9991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963" calcext:value-type="float">
            <text:p>0.015963</text:p>
          </table:table-cell>
          <table:table-cell office:value-type="float" office:value="3.192679" calcext:value-type="float">
            <text:p>3.192679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577224" calcext:value-type="float">
            <text:p>0.5772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41" calcext:value-type="float">
            <text:p>0.015641</text:p>
          </table:table-cell>
          <table:table-cell office:value-type="float" office:value="3.128229" calcext:value-type="float">
            <text:p>3.128229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943913" calcext:value-type="float">
            <text:p>0.9439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965" calcext:value-type="float">
            <text:p>0.015965</text:p>
          </table:table-cell>
          <table:table-cell office:value-type="float" office:value="3.193027" calcext:value-type="float">
            <text:p>3.193027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577239" calcext:value-type="float">
            <text:p>0.5772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41" calcext:value-type="float">
            <text:p>0.015641</text:p>
          </table:table-cell>
          <table:table-cell office:value-type="float" office:value="3.128229" calcext:value-type="float">
            <text:p>3.128229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43953" calcext:value-type="float">
            <text:p>0.9439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603" calcext:value-type="float">
            <text:p>0.01603</text:p>
          </table:table-cell>
          <table:table-cell office:value-type="float" office:value="3.206059" calcext:value-type="float">
            <text:p>3.206059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577267" calcext:value-type="float">
            <text:p>0.5772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708" calcext:value-type="float">
            <text:p>0.015708</text:p>
          </table:table-cell>
          <table:table-cell office:value-type="float" office:value="3.141554" calcext:value-type="float">
            <text:p>3.141554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943984" calcext:value-type="float">
            <text:p>0.9439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603" calcext:value-type="float">
            <text:p>0.01603</text:p>
          </table:table-cell>
          <table:table-cell office:value-type="float" office:value="3.206054" calcext:value-type="float">
            <text:p>3.206054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577256" calcext:value-type="float">
            <text:p>0.5772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708" calcext:value-type="float">
            <text:p>0.015708</text:p>
          </table:table-cell>
          <table:table-cell office:value-type="float" office:value="3.141615" calcext:value-type="float">
            <text:p>3.141615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43981" calcext:value-type="float">
            <text:p>0.9439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51" calcext:value-type="float">
            <text:p>0.015651</text:p>
          </table:table-cell>
          <table:table-cell office:value-type="float" office:value="3.130185" calcext:value-type="float">
            <text:p>3.130185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577224" calcext:value-type="float">
            <text:p>0.5772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28" calcext:value-type="float">
            <text:p>0.015328</text:p>
          </table:table-cell>
          <table:table-cell office:value-type="float" office:value="3.065682" calcext:value-type="float">
            <text:p>3.065682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943913" calcext:value-type="float">
            <text:p>0.9439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5" calcext:value-type="float">
            <text:p>0.01565</text:p>
          </table:table-cell>
          <table:table-cell office:value-type="float" office:value="3.130058" calcext:value-type="float">
            <text:p>3.130058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577239" calcext:value-type="float">
            <text:p>0.5772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28" calcext:value-type="float">
            <text:p>0.015328</text:p>
          </table:table-cell>
          <table:table-cell office:value-type="float" office:value="3.065622" calcext:value-type="float">
            <text:p>3.065622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43953" calcext:value-type="float">
            <text:p>0.9439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4" calcext:value-type="float">
            <text:p>0.015614</text:p>
          </table:table-cell>
          <table:table-cell office:value-type="float" office:value="3.122867" calcext:value-type="float">
            <text:p>3.122867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997329" calcext:value-type="float">
            <text:p>0.9973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3" calcext:value-type="float">
            <text:p>0.015613</text:p>
          </table:table-cell>
          <table:table-cell office:value-type="float" office:value="3.122542" calcext:value-type="float">
            <text:p>3.122542</text:p>
          </table:table-cell>
          <table:table-cell office:value-type="float" office:value="0.020621" calcext:value-type="float">
            <text:p>0.020621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99727" calcext:value-type="float">
            <text:p>0.997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2" calcext:value-type="float">
            <text:p>0.015612</text:p>
          </table:table-cell>
          <table:table-cell office:value-type="float" office:value="3.122399" calcext:value-type="float">
            <text:p>3.122399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997359" calcext:value-type="float">
            <text:p>0.9973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3" calcext:value-type="float">
            <text:p>0.015613</text:p>
          </table:table-cell>
          <table:table-cell office:value-type="float" office:value="3.122603" calcext:value-type="float">
            <text:p>3.122603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997299" calcext:value-type="float">
            <text:p>0.9972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786" calcext:value-type="float">
            <text:p>0.015786</text:p>
          </table:table-cell>
          <table:table-cell office:value-type="float" office:value="3.15723" calcext:value-type="float">
            <text:p>3.15723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997539" calcext:value-type="float">
            <text:p>0.9975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784" calcext:value-type="float">
            <text:p>0.015784</text:p>
          </table:table-cell>
          <table:table-cell office:value-type="float" office:value="3.156747" calcext:value-type="float">
            <text:p>3.156747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99748" calcext:value-type="float">
            <text:p>0.997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785" calcext:value-type="float">
            <text:p>0.015785</text:p>
          </table:table-cell>
          <table:table-cell office:value-type="float" office:value="3.156903" calcext:value-type="float">
            <text:p>3.156903</text:p>
          </table:table-cell>
          <table:table-cell office:value-type="float" office:value="0.020619" calcext:value-type="float">
            <text:p>0.020619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997509" calcext:value-type="float">
            <text:p>0.9975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781" calcext:value-type="float">
            <text:p>0.015781</text:p>
          </table:table-cell>
          <table:table-cell office:value-type="float" office:value="3.156179" calcext:value-type="float">
            <text:p>3.156179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997449" calcext:value-type="float">
            <text:p>0.9974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3" calcext:value-type="float">
            <text:p>0.015303</text:p>
          </table:table-cell>
          <table:table-cell office:value-type="float" office:value="3.060542" calcext:value-type="float">
            <text:p>3.060542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997329" calcext:value-type="float">
            <text:p>0.9973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1" calcext:value-type="float">
            <text:p>0.015301</text:p>
          </table:table-cell>
          <table:table-cell office:value-type="float" office:value="3.060109" calcext:value-type="float">
            <text:p>3.060109</text:p>
          </table:table-cell>
          <table:table-cell office:value-type="float" office:value="0.020621" calcext:value-type="float">
            <text:p>0.020621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99727" calcext:value-type="float">
            <text:p>0.997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82" calcext:value-type="float">
            <text:p>3.059982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997359" calcext:value-type="float">
            <text:p>0.9973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1" calcext:value-type="float">
            <text:p>0.015301</text:p>
          </table:table-cell>
          <table:table-cell office:value-type="float" office:value="3.060109" calcext:value-type="float">
            <text:p>3.060109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997299" calcext:value-type="float">
            <text:p>0.9972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9" calcext:value-type="float">
            <text:p>0.015619</text:p>
          </table:table-cell>
          <table:table-cell office:value-type="float" office:value="3.123829" calcext:value-type="float">
            <text:p>3.123829</text:p>
          </table:table-cell>
          <table:table-cell office:value-type="float" office:value="0.020712" calcext:value-type="float">
            <text:p>0.020712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989565" calcext:value-type="float">
            <text:p>0.9895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3" calcext:value-type="float">
            <text:p>0.015613</text:p>
          </table:table-cell>
          <table:table-cell office:value-type="float" office:value="3.122677" calcext:value-type="float">
            <text:p>3.122677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996642" calcext:value-type="float">
            <text:p>0.9966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9" calcext:value-type="float">
            <text:p>0.015619</text:p>
          </table:table-cell>
          <table:table-cell office:value-type="float" office:value="3.123768" calcext:value-type="float">
            <text:p>3.123768</text:p>
          </table:table-cell>
          <table:table-cell office:value-type="float" office:value="0.020712" calcext:value-type="float">
            <text:p>0.020712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989594" calcext:value-type="float">
            <text:p>0.9895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2" calcext:value-type="float">
            <text:p>0.015612</text:p>
          </table:table-cell>
          <table:table-cell office:value-type="float" office:value="3.122304" calcext:value-type="float">
            <text:p>3.122304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996701" calcext:value-type="float">
            <text:p>0.9967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9" calcext:value-type="float">
            <text:p>0.015689</text:p>
          </table:table-cell>
          <table:table-cell office:value-type="float" office:value="3.137749" calcext:value-type="float">
            <text:p>3.137749</text:p>
          </table:table-cell>
          <table:table-cell office:value-type="float" office:value="0.020712" calcext:value-type="float">
            <text:p>0.020712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989877" calcext:value-type="float">
            <text:p>0.9898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1" calcext:value-type="float">
            <text:p>0.015681</text:p>
          </table:table-cell>
          <table:table-cell office:value-type="float" office:value="3.13629" calcext:value-type="float">
            <text:p>3.13629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996941" calcext:value-type="float">
            <text:p>0.9969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7" calcext:value-type="float">
            <text:p>0.015687</text:p>
          </table:table-cell>
          <table:table-cell office:value-type="float" office:value="3.137445" calcext:value-type="float">
            <text:p>3.137445</text:p>
          </table:table-cell>
          <table:table-cell office:value-type="float" office:value="0.020712" calcext:value-type="float">
            <text:p>0.02071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989847" calcext:value-type="float">
            <text:p>0.9898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3.136038" calcext:value-type="float">
            <text:p>3.136038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996941" calcext:value-type="float">
            <text:p>0.9969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7" calcext:value-type="float">
            <text:p>0.015307</text:p>
          </table:table-cell>
          <table:table-cell office:value-type="float" office:value="3.061364" calcext:value-type="float">
            <text:p>3.061364</text:p>
          </table:table-cell>
          <table:table-cell office:value-type="float" office:value="0.020712" calcext:value-type="float">
            <text:p>0.020712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989565" calcext:value-type="float">
            <text:p>0.9895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2" calcext:value-type="float">
            <text:p>0.015302</text:p>
          </table:table-cell>
          <table:table-cell office:value-type="float" office:value="3.060313" calcext:value-type="float">
            <text:p>3.060313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996642" calcext:value-type="float">
            <text:p>0.9966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6" calcext:value-type="float">
            <text:p>0.015306</text:p>
          </table:table-cell>
          <table:table-cell office:value-type="float" office:value="3.061174" calcext:value-type="float">
            <text:p>3.061174</text:p>
          </table:table-cell>
          <table:table-cell office:value-type="float" office:value="0.020712" calcext:value-type="float">
            <text:p>0.020712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989594" calcext:value-type="float">
            <text:p>0.9895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82" calcext:value-type="float">
            <text:p>3.059982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996701" calcext:value-type="float">
            <text:p>0.9967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9" calcext:value-type="float">
            <text:p>0.015619</text:p>
          </table:table-cell>
          <table:table-cell office:value-type="float" office:value="3.123829" calcext:value-type="float">
            <text:p>3.123829</text:p>
          </table:table-cell>
          <table:table-cell office:value-type="float" office:value="0.020702" calcext:value-type="float">
            <text:p>0.020702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990508" calcext:value-type="float">
            <text:p>0.9905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3" calcext:value-type="float">
            <text:p>0.015613</text:p>
          </table:table-cell>
          <table:table-cell office:value-type="float" office:value="3.122677" calcext:value-type="float">
            <text:p>3.122677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997045" calcext:value-type="float">
            <text:p>0.9970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8" calcext:value-type="float">
            <text:p>0.015618</text:p>
          </table:table-cell>
          <table:table-cell office:value-type="float" office:value="3.123615" calcext:value-type="float">
            <text:p>3.123615</text:p>
          </table:table-cell>
          <table:table-cell office:value-type="float" office:value="0.020702" calcext:value-type="float">
            <text:p>0.02070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990538" calcext:value-type="float">
            <text:p>0.9905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2" calcext:value-type="float">
            <text:p>0.015612</text:p>
          </table:table-cell>
          <table:table-cell office:value-type="float" office:value="3.122304" calcext:value-type="float">
            <text:p>3.122304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997075" calcext:value-type="float">
            <text:p>0.99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8" calcext:value-type="float">
            <text:p>0.015688</text:p>
          </table:table-cell>
          <table:table-cell office:value-type="float" office:value="3.13763" calcext:value-type="float">
            <text:p>3.13763</text:p>
          </table:table-cell>
          <table:table-cell office:value-type="float" office:value="0.020702" calcext:value-type="float">
            <text:p>0.020702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990776" calcext:value-type="float">
            <text:p>0.9907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1" calcext:value-type="float">
            <text:p>0.015681</text:p>
          </table:table-cell>
          <table:table-cell office:value-type="float" office:value="3.136255" calcext:value-type="float">
            <text:p>3.136255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997315" calcext:value-type="float">
            <text:p>0.9973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6" calcext:value-type="float">
            <text:p>0.015686</text:p>
          </table:table-cell>
          <table:table-cell office:value-type="float" office:value="3.137255" calcext:value-type="float">
            <text:p>3.137255</text:p>
          </table:table-cell>
          <table:table-cell office:value-type="float" office:value="0.020702" calcext:value-type="float">
            <text:p>0.02070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990731" calcext:value-type="float">
            <text:p>0.9907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3.136012" calcext:value-type="float">
            <text:p>3.136012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99727" calcext:value-type="float">
            <text:p>0.997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6" calcext:value-type="float">
            <text:p>0.015306</text:p>
          </table:table-cell>
          <table:table-cell office:value-type="float" office:value="3.061235" calcext:value-type="float">
            <text:p>3.061235</text:p>
          </table:table-cell>
          <table:table-cell office:value-type="float" office:value="0.020702" calcext:value-type="float">
            <text:p>0.020702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990508" calcext:value-type="float">
            <text:p>0.9905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5" calcext:value-type="float">
            <text:p>3.05995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997045" calcext:value-type="float">
            <text:p>0.9970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6" calcext:value-type="float">
            <text:p>0.015306</text:p>
          </table:table-cell>
          <table:table-cell office:value-type="float" office:value="3.061229" calcext:value-type="float">
            <text:p>3.061229</text:p>
          </table:table-cell>
          <table:table-cell office:value-type="float" office:value="0.020702" calcext:value-type="float">
            <text:p>0.02070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990538" calcext:value-type="float">
            <text:p>0.9905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1" calcext:value-type="float">
            <text:p>0.015301</text:p>
          </table:table-cell>
          <table:table-cell office:value-type="float" office:value="3.060109" calcext:value-type="float">
            <text:p>3.060109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997075" calcext:value-type="float">
            <text:p>0.99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3" calcext:value-type="float">
            <text:p>0.015613</text:p>
          </table:table-cell>
          <table:table-cell office:value-type="float" office:value="3.122677" calcext:value-type="float">
            <text:p>3.122677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997135" calcext:value-type="float">
            <text:p>0.9971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5" calcext:value-type="float">
            <text:p>0.015615</text:p>
          </table:table-cell>
          <table:table-cell office:value-type="float" office:value="3.122928" calcext:value-type="float">
            <text:p>3.122928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99715" calcext:value-type="float">
            <text:p>0.997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2" calcext:value-type="float">
            <text:p>0.015612</text:p>
          </table:table-cell>
          <table:table-cell office:value-type="float" office:value="3.122304" calcext:value-type="float">
            <text:p>3.122304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997165" calcext:value-type="float">
            <text:p>0.9971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11" calcext:value-type="float">
            <text:p>0.015611</text:p>
          </table:table-cell>
          <table:table-cell office:value-type="float" office:value="3.122275" calcext:value-type="float">
            <text:p>3.122275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99718" calcext:value-type="float">
            <text:p>0.997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3.136073" calcext:value-type="float">
            <text:p>3.136073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997405" calcext:value-type="float">
            <text:p>0.9974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1" calcext:value-type="float">
            <text:p>0.015681</text:p>
          </table:table-cell>
          <table:table-cell office:value-type="float" office:value="3.136226" calcext:value-type="float">
            <text:p>3.136226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997405" calcext:value-type="float">
            <text:p>0.9974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3.135977" calcext:value-type="float">
            <text:p>3.135977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99736" calcext:value-type="float">
            <text:p>0.99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3.135977" calcext:value-type="float">
            <text:p>3.135977</text:p>
          </table:table-cell>
          <table:table-cell office:value-type="float" office:value="0.020621" calcext:value-type="float">
            <text:p>0.020621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997375" calcext:value-type="float">
            <text:p>0.997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1" calcext:value-type="float">
            <text:p>0.015301</text:p>
          </table:table-cell>
          <table:table-cell office:value-type="float" office:value="3.060109" calcext:value-type="float">
            <text:p>3.060109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997135" calcext:value-type="float">
            <text:p>0.9971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1" calcext:value-type="float">
            <text:p>0.015301</text:p>
          </table:table-cell>
          <table:table-cell office:value-type="float" office:value="3.060109" calcext:value-type="float">
            <text:p>3.060109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99715" calcext:value-type="float">
            <text:p>0.997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059982" calcext:value-type="float">
            <text:p>3.059982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997165" calcext:value-type="float">
            <text:p>0.9971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01" calcext:value-type="float">
            <text:p>0.015301</text:p>
          </table:table-cell>
          <table:table-cell office:value-type="float" office:value="3.060109" calcext:value-type="float">
            <text:p>3.060109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99718" calcext:value-type="float">
            <text:p>0.9971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965" calcext:value-type="float">
            <text:p>0.015965</text:p>
          </table:table-cell>
          <table:table-cell office:value-type="float" office:value="3.193027" calcext:value-type="float">
            <text:p>3.193027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576558" calcext:value-type="float">
            <text:p>0.57655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41" calcext:value-type="float">
            <text:p>0.015641</text:p>
          </table:table-cell>
          <table:table-cell office:value-type="float" office:value="3.128229" calcext:value-type="float">
            <text:p>3.128229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942147" calcext:value-type="float">
            <text:p>0.94214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964" calcext:value-type="float">
            <text:p>0.015964</text:p>
          </table:table-cell>
          <table:table-cell office:value-type="float" office:value="3.192753" calcext:value-type="float">
            <text:p>3.192753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576574" calcext:value-type="float">
            <text:p>0.57657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41" calcext:value-type="float">
            <text:p>0.015641</text:p>
          </table:table-cell>
          <table:table-cell office:value-type="float" office:value="3.128229" calcext:value-type="float">
            <text:p>3.128229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942199" calcext:value-type="float">
            <text:p>0.94219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6033" calcext:value-type="float">
            <text:p>0.016033</text:p>
          </table:table-cell>
          <table:table-cell office:value-type="float" office:value="3.206672" calcext:value-type="float">
            <text:p>3.206672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576711" calcext:value-type="float">
            <text:p>0.57671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71" calcext:value-type="float">
            <text:p>0.01571</text:p>
          </table:table-cell>
          <table:table-cell office:value-type="float" office:value="3.141988" calcext:value-type="float">
            <text:p>3.141988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942415" calcext:value-type="float">
            <text:p>0.94241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6034" calcext:value-type="float">
            <text:p>0.016034</text:p>
          </table:table-cell>
          <table:table-cell office:value-type="float" office:value="3.206736" calcext:value-type="float">
            <text:p>3.206736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576701" calcext:value-type="float">
            <text:p>0.57670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71" calcext:value-type="float">
            <text:p>0.01571</text:p>
          </table:table-cell>
          <table:table-cell office:value-type="float" office:value="3.141988" calcext:value-type="float">
            <text:p>3.141988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942425" calcext:value-type="float">
            <text:p>0.94242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52" calcext:value-type="float">
            <text:p>0.015652</text:p>
          </table:table-cell>
          <table:table-cell office:value-type="float" office:value="3.130389" calcext:value-type="float">
            <text:p>3.130389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576558" calcext:value-type="float">
            <text:p>0.57655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3" calcext:value-type="float">
            <text:p>0.01533</text:p>
          </table:table-cell>
          <table:table-cell office:value-type="float" office:value="3.065962" calcext:value-type="float">
            <text:p>3.065962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942147" calcext:value-type="float">
            <text:p>0.94214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652" calcext:value-type="float">
            <text:p>0.015652</text:p>
          </table:table-cell>
          <table:table-cell office:value-type="float" office:value="3.130389" calcext:value-type="float">
            <text:p>3.130389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576574" calcext:value-type="float">
            <text:p>0.57657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1533" calcext:value-type="float">
            <text:p>0.01533</text:p>
          </table:table-cell>
          <table:table-cell office:value-type="float" office:value="3.065997" calcext:value-type="float">
            <text:p>3.065997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942199" calcext:value-type="float">
            <text:p>0.942199</text:p>
          </table:table-cell>
        </table:table-row>
        <table:table-row table:style-name="ro1" table:number-rows-repeated="104827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18:43:15.911958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04T18:43:36.092751086</dc:date>
    <meta:editing-duration>PT20S</meta:editing-duration>
    <meta:editing-cycles>1</meta:editing-cycles>
    <meta:document-statistic meta:table-count="1" meta:cell-count="3660" meta:object-count="0"/>
  </office:meta>
</office:document-meta>
</file>